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paragraph-properties fo:margin-top="0in" fo:margin-bottom="0in" style:contextual-spacing="false" fo:line-height="100%" fo:orphans="0" fo:widows="0"/>
    </style:style>
    <style:style style:name="P5"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6" style:family="paragraph" style:parent-style-name="Exalted">
      <style:paragraph-properties fo:margin-top="0in" fo:margin-bottom="0in" style:contextual-spacing="false" fo:line-height="100%" fo:orphans="0" fo:widows="0"/>
      <style:text-properties fo:font-weight="bold" style:font-weight-asian="bold"/>
    </style:style>
    <style:style style:name="P7" style:family="paragraph" style:parent-style-name="Exalted">
      <style:paragraph-properties fo:margin-top="0in" fo:margin-bottom="0.0799in" style:contextual-spacing="false"/>
    </style:style>
    <style:style style:name="P8" style:family="paragraph" style:parent-style-name="Heading_20_2">
      <style:paragraph-properties fo:text-align="start" style:justify-single-word="false"/>
    </style:style>
    <style:style style:name="P9" style:family="paragraph" style:parent-style-name="Heading_20_3">
      <style:paragraph-properties fo:text-align="start" style:justify-single-word="false"/>
    </style:style>
    <style:style style:name="P10" style:family="paragraph" style:parent-style-name="Heading_20_3">
      <style:paragraph-properties fo:margin-top="0.139in" fo:margin-bottom="0.139in" style:contextual-spacing="false" fo:line-height="100%"/>
    </style:style>
    <style:style style:name="P11"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2" style:family="paragraph" style:parent-style-name="Exalted">
      <style:text-properties fo:font-weight="bold" style:font-weight-asian="bold"/>
    </style:style>
    <style:style style:name="P13" style:family="paragraph" style:parent-style-name="Exalted" style:list-style-name="Exalted_20_Center_20_Dot"/>
    <style:style style:name="P14" style:family="paragraph" style:parent-style-name="Exalted" style:list-style-name="Exalted_20_Center_20_Dot">
      <style:paragraph-properties fo:margin-top="0in" fo:margin-bottom="0in" style:contextual-spacing="false"/>
    </style:style>
    <style:style style:name="P15" style:family="paragraph" style:parent-style-name="Exalted" style:list-style-name="Exalted_20_Center_20_Dot">
      <style:paragraph-properties fo:margin-top="0in" fo:margin-bottom="0.139in" style:contextual-spacing="false" fo:line-height="100%"/>
    </style:style>
    <style:style style:name="T1" style:family="text">
      <style:text-properties fo:font-style="italic" style:font-style-asian="italic"/>
    </style:style>
    <style:style style:name="T2" style:family="text">
      <style:text-properties fo:font-weight="bold" style:font-weight-asian="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Social Influence</text:h>
      <text:p text:style-name="P3"/>
      <text:section text:style-name="Sect1" text:name="TextSection">
        <text:h text:style-name="Heading_20_2" text:outline-level="2"><text:bookmark-start text:name="Intimacies"/>Intimacies<text:bookmark-end text:name="Intimacies"/></text:h>
        <text:p text:style-name="Exalted">All characters have various ideals, desires, and loved ones. An Intimacy is a representation of their core being, who the person is--for better or for worse. <text:s/></text:p>
        <text:p text:style-name="Exalted">An <text:span text:style-name="T1">Intimacy</text:span> is a step above a person’s natural likes and dislikes--it is some aspect that defines them in some way.</text:p>
        <text:p text:style-name="Exalted">Intimacies should be specific and close to your character’s definition and goals:</text:p>
        <text:list xml:id="list2582965920" text:style-name="Exalted_20_Center_20_Dot">
          <text:list-item>
            <text:p text:style-name="P14">“Hatred of the Realm’s Slavery Trade”</text:p>
          </text:list-item>
          <text:list-item>
            <text:p text:style-name="P13">“Trust <text:s/>that inner enlightenment will bring about external good”</text:p>
          </text:list-item>
        </text:list>
        <text:p text:style-name="Exalted">Intimacies are both a boon and a bane to characters--they have a resistance to any social influence that runs contrary to that Intimacy (+2 Resolve). </text:p>
        <text:p text:style-name="Exalted">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5">Assumed Intimacies</text:p>
              <text:p text:style-name="P4">There are common intimacies to all mortal kinds that don’t need to be explicitly written down, such as the Desire for Safety and Health, and the Fear of Death.</text:p>
              <text:p text:style-name="P4"/>
              <text:p text:style-name="P4">The list of Intimacies written for a character should only be written down if they are notable in their strength.</text:p>
            </table:table-cell>
          </table:table-row>
        </table:table>
        <text:h text:style-name="Heading_20_3" text:outline-level="3">Unacceptable Influence</text:h>
        <text:p text:style-name="Exalted">There are certain actions and requests that a character will refuse to do, regardless of how convincing, persuasive, or manipulative an Exalt is, <text:span text:style-name="T2">they will not do it. </text:span></text:p>
        <text:p text:style-name="Exalted">Unacceptable Influence protects those actions that the character considered antithetical to their very nature, such as betraying loyal causes, violating self preservation, or harming those dearly loved.</text:p>
        <text:p text:style-name="Exalted">Players, as they know their characters much better than the Storyteller, reserve the sole right to declare if Influence is <text:span text:style-name="T1">Unacceptable</text:span>--though they should justify it to the rest of the group.</text:p>
        <text:h text:style-name="Heading_20_3" text:outline-level="3">Defining Intimacy</text:h>
        <text:p text:style-name="Exalted">Some characters have an Intimacy so central to their character, that it is considered their <text:span text:style-name="T2">Defining Intimacy</text:span>. </text:p>
        <text:p text:style-name="Exalted">Characters cannot be made to work <text:span text:style-name="T1">against </text:span>their Defining Intimacy--it is Unacceptable Influence.</text:p>
        <text:p text:style-name="Exalted">However, they are much more susceptible to its influence. Any valid attempt to leverage the <text:span text:style-name="T2">Defining Intimacy </text:span>will have a bonus to do their task. (+4 Dice)</text:p>
        <text:p text:style-name="Exalted">A character may have only <text:span text:style-name="T2">1 </text:span>Defining Intimacy. Most characters do not have a Defining Intimacy at all.</text:p>
        <text:h text:style-name="Heading_20_3" text:outline-level="3">Changing Intimacies</text:h>
        <text:p text:style-name="Exalted">At the completion of every <text:span text:style-name="T2">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5">Respect Your Group</text:p>
              <text:p text:style-name="P4">Throughout history people have committed horrific acts against each other--acts which still continue to this day. You may desire to show it as a proper challenge to overcome, to the levels that a character will sink to--even so called heroes. <text:s/>That said:</text:p>
              <text:p text:style-name="P6"/>
              <text:p text:style-name="P6">No Person should ever feel uncomfortable at the table.<text:line-break/></text:p>
              <text:p text:style-name="P4">At the end of the day, this is a game that you and your friends are playing in modern times, surrounded by modern schools of morality.</text:p>
              <text:p text:style-name="P4"/>
              <text:p text:style-name="P4">Any Player (including the Storyteller) should be allowed to raise their concerns about scenes, direction of story, or other such aspects of the game, and their concern should be respected without question. <text:s/>Move the theme aside and don’t bring it up again.</text:p>
              <text:p text:style-name="P4"/>
              <text:p text:style-name="P4">A good tool to <text:span text:style-name="T1">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8" text:outline-level="2">Social Actions</text:h>
        <text:p text:style-name="Exalted">Social actions are dependent on how they are approached. <text:s/>Using an inappropriate action for a desired outcome will not work (no roll required) or at least have severe penalties applied.</text:p>
        <text:p text:style-name="Exalted">For example, no matter how well you roll, you cannot threaten someone into gaining a positive intimacy towards you.</text:p>
        <text:p text:style-name="Exalted">While the <text:span text:style-name="T2">Social Category</text:span> Attributes are the majority fit for Social Actions, they are not exclusive. </text:p>
        <text:p text:style-name="Exalted">For example, Intimidation may be done with (Strength + Physique), or bamboozlement with (Cunning + Deception). Finding creative interpretations of the character’s strengths is perfectly valid! </text:p>
        <text:h text:style-name="P9" text:outline-level="3">Groups</text:h>
        <text:p text:style-name="Exalted">Social actions against groups of people, rather than individuals, suffer from the lack of intimacy--in addition to the natural logistical issues. </text:p>
        <text:p text:style-name="Exalted">Characters in groups of magnitude of “Crowd” or larger gain Resolve according to their <text:span text:style-name="T2">Scale</text:span>. i.e. Crowd gains +2, Village +4, and City +6.</text:p>
        <text:p text:style-name="Exalted"><text:soft-page-break/>A City is the largest Magnitude that a Social Action may naturally address--and that in itself requires logistics such as a scaled tower, or distributed writings.</text:p>
        <text:h text:style-name="Heading_20_3" text:outline-level="3">Perform Task</text:h>
        <text:p text:style-name="P12">(Roll) vs. Resolve</text:p>
        <text:p text:style-name="Exalted">The character attempts to get another to perform a task, and are categorized into three tiers:</text:p>
        <text:list xml:id="list75307030102902" text:continue-numbering="true" text:style-name="Exalted_20_Center_20_Dot">
          <text:list-item>
            <text:p text:style-name="P15"><text:span text:style-name="T2">Inconvenient task</text:span><text:line-break/>There is at most mild danger, opposition, or time devoted to this task. At most the task will take a few hours--maybe a day.</text:p>
          </text:list-item>
          <text:list-item>
            <text:p text:style-name="P15"><text:span text:style-name="T2">Serious Task<text:line-break/></text:span>(+1 Resolve)<text:line-break/>Must leverage an Intimacy <text:s/>to attempt.<text:line-break/><text:line-break/>There may be lasting repercussions to performing the task, ranging from physical to social. The task may take days to weeks to complete.</text:p>
          </text:list-item>
          <text:list-item>
            <text:p text:style-name="P15"><text:span text:style-name="T2">Life-Changing</text:span> <text:span text:style-name="T2">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P10" text:outline-level="3">Influence Intimacy</text:h>
        <text:p text:style-name="P12">(Roll) vs. Resolve</text:p>
        <text:p text:style-name="Exalted">The character leverages an <text:span text:style-name="T1">existing </text:span>Intimacy to either suppress a different Intimacy, install a New Intimacy, or raise an existing Intimacy into a Defining Intimacy.</text:p>
        <text:p text:style-name="Exalted">Intimacy changes made this way are temporary, eventually fading away after a day without reinforcement. </text:p>
        <text:p text:style-name="Exalted">This action cannot decrease a permanent <text:span text:style-name="T2">Defining</text:span> <text:span text:style-name="T2">Intimacy</text:span>.</text:p>
        <text:h text:style-name="Heading_20_4" text:outline-level="4">Emotion</text:h>
        <text:p text:style-name="Exalted">Instead of a particular Intimacy, the character may choose to suppress or enflame an <text:span text:style-name="T1">emotion</text:span>. This may have unpredictable effects</text:p>
        <text:p text:style-name="Exalted">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P5">Players on the Defensive</text:p>
              <text:p text:style-name="P4">The Player Characters are the main characters of the story, not NPCs.</text:p>
              <text:p text:style-name="P4"/>
              <text:p text:style-name="P4">When on the defensive from Social Actions, the Player still controls how the character acts in response to the roll, not the Storyteller. <text:s/>This is especially relevant for the “Perform Task” Action--the Player is free to interpret how and when they perform this task.</text:p>
            </table:table-cell>
          </table:table-row>
        </table:table>
        <text:h text:style-name="Heading_20_3" text:outline-level="3">Read Intentions</text:h>
        <text:p text:style-name="Exalted"><text:span text:style-name="T2">(Insight + Ability) vs. Guile<text:line-break/></text:span>Reading Intentions is a <text:span text:style-name="T2">Reflexive</text:span> Action.</text:p>
        <text:p text:style-name="Exalted">When a character desires to understand another, they may attempt to read the Intentions based on their actions. </text:p>
        <text:p text:style-name="Exalted">On a successful roll against the target’s Guile, the Player may ask a question to the Storyteller about the target, ranging from: “Who are they,” “What are they here (in the scene) for?” “Where are they going?” “Do they intend me harm?”</text:p>
        <text:p text:style-name="Exalted">The Storyteller is obligated to respond <text:span text:style-name="T1">truthfully </text:span>to the chosen question, though it may be cryptic.</text:p>
        <text:p text:style-name="Exalted">Only one Read Intentions maneuver (per target) may be made due to the target’s actions. All Players may attempt the roll, but only the highest-roll gets to ask the questions.</text:p>
        <text:h text:style-name="Heading_20_3" text:outline-level="3">Probe Intimacy</text:h>
        <text:p text:style-name="P12">(Roll) vs. Guile</text:p>
        <text:p text:style-name="Exalted">Intimacies, emotions, and other aspects of a character may be pressed by the Player, forcing it to be revealed.</text:p>
        <text:p text:style-name="Exalted">The Player, through their action, will state what behaviors they are trying to induce or analyze with their action. If successful, the Storyteller will need to tell them the closest relevant Intimacy there is to the action --or the decided lack of one.</text:p>
        <text:p text:style-name="P7">This may be used in an Encounter to probe for the nature of a Key Issu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6T07:53:06.152000000</dc:date>
    <meta:editing-cycles>11</meta:editing-cycles>
    <dc:title>Social Influence</dc:title>
    <meta:editing-duration>PT3M6S</meta:editing-duration>
    <meta:generator>LibreOffice/7.0.2.2$Windows_X86_64 LibreOffice_project/8349ace3c3162073abd90d81fd06dcfb6b36b994</meta:generator>
    <meta:document-statistic meta:table-count="3" meta:image-count="0" meta:object-count="0" meta:page-count="2" meta:paragraph-count="70" meta:word-count="1200" meta:character-count="7220" meta:non-whitespace-character-count="6088"/>
  </office:meta>
</office:document-meta>
</file>